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40000010CFA9AEC88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4.048cm" fo:min-width="12.371cm" fo:padding-top="0.165cm" fo:padding-bottom="0.165cm" fo:padding-left="0.29cm" fo:padding-right="0.29cm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2.574cm" fo:min-width="3.276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24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13cm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611cm" fo:min-width="4.488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425cm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  <style:text-properties fo:color="#333333" loext:opacity="100%" style:font-name="Ubuntu"/>
    </style:style>
    <style:style style:name="P3" style:family="paragraph">
      <loext:graphic-properties draw:fill="solid" draw:fill-color="#ffffff"/>
      <style:paragraph-properties fo:text-align="center" style:writing-mode="lr-tb"/>
      <style:text-properties fo:color="#333333" loext:opacity="100%" style:font-name="Ubuntu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333333" loext:opacity="100%" style:font-name="Ubuntu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333333" loext:opacity="100%" style:font-name="Ubuntu"/>
    </style:style>
    <style:style style:name="P8" style:family="paragraph">
      <style:paragraph-properties fo:text-align="center"/>
      <style:text-properties fo:color="#ff0000" loext:opacity="100%"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 style:writing-mode="lr-tb"/>
      <style:text-properties fo:color="#ff0000" loext:opacity="100%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ff0000" loext:opacity="100%" style:font-name="Ubuntu" fo:font-weight="bold" style:font-weight-asian="bold" style:font-weight-complex="bold"/>
    </style:style>
    <style:style style:name="T1" style:family="text">
      <style:text-properties fo:color="#333333" loext:opacity="100%" style:font-name="Ubuntu"/>
    </style:style>
    <style:style style:name="T2" style:family="text">
      <style:text-properties fo:color="#ff0000" loext:opacity="100%" style:font-name="Ubuntu" fo:font-weight="bold" style:font-weight-asian="bold" style:font-weight-complex="bold"/>
    </style:style>
    <style:style style:name="T3" style:family="text">
      <style:text-properties fo:color="#ff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4.762cm" svg:x="7.668cm" svg:y="0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cm" svg:height="2.858cm" svg:x="7.971cm" svg:y="1.904cm">
          <text:p text:style-name="P2"><text:span text:style-name="T1">Hardware</text:span></text:p>
          <text:p text:style-name="P2"><text:span text:style-name="T1">Description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763cm" svg:height="3.492cm" svg:x="7.422cm" svg:y="5.75cm">
          <draw:text-box>
            <text:p text:style-name="P4"><text:span text:style-name="T1">Languages:</text:span></text:p>
            <text:p text:style-name="P4"><text:span text:style-name="T1">- </text:span><text:span text:style-name="T2">Verilog</text:span></text:p>
            <text:p text:style-name="P4"><text:span text:style-name="T1"/></text:p>
          </draw:text-box>
        </draw:frame>
        <draw:custom-shape draw:style-name="gr2" draw:text-style-name="P3" draw:layer="layout" svg:width="3.81cm" svg:height="2.858cm" svg:x="16.971cm" svg:y="1.904cm">
          <text:p text:style-name="P2"><text:span text:style-name="T1">Tapeout:</text:span></text:p>
          <text:p text:style-name="P2"><text:span text:style-name="T2">IHP PDK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6.119cm" svg:height="3.492cm" svg:x="15.823cm" svg:y="5.75cm">
          <draw:text-box>
            <text:p text:style-name="P4"><text:span text:style-name="T2">GDS II</text:span><text:span text:style-name="T1">:</text:span></text:p>
            <text:p text:style-name="P4"><text:span text:style-name="T1">Graphic Data</text:span></text:p>
            <text:p text:style-name="P4"><text:span text:style-name="T1">System II</text:span></text:p>
          </draw:text-box>
        </draw:frame>
        <draw:frame draw:style-name="gr4" draw:text-style-name="P6" draw:layer="layout" svg:width="3.099cm" svg:height="3.643cm" svg:x="23.011cm" svg:y="1.587cm">
          <draw:image xlink:href="Pictures/10000000000000E40000010CFA9AEC88.jpg" xlink:type="simple" xlink:show="embed" xlink:actuate="onLoad" draw:mime-type="image/jpeg">
            <text:p/>
          </draw:image>
        </draw:frame>
        <draw:frame draw:style-name="gr3" draw:text-style-name="P5" draw:layer="layout" svg:width="4.763cm" svg:height="3.492cm" svg:x="22.224cm" svg:y="5.75cm">
          <draw:text-box>
            <text:p text:style-name="P4"><text:span text:style-name="T2">IHP:</text:span></text:p>
            <text:p text:style-name="P4"><text:span text:style-name="T1">Microchip</text:span></text:p>
          </draw:text-box>
        </draw:frame>
        <draw:line draw:style-name="gr5" draw:text-style-name="P6" draw:layer="layout" svg:x1="12.025cm" svg:y1="3.319cm" svg:x2="16.787cm" svg:y2="3.319cm">
          <text:p/>
        </draw:line>
        <draw:frame draw:style-name="gr6" draw:text-style-name="P7" draw:layer="layout" svg:width="4.128cm" svg:height="0.963cm" svg:x="12.216cm" svg:y="2.222cm">
          <draw:text-box>
            <text:p text:style-name="P4"><text:span text:style-name="T1">RTL to GDS</text:span></text:p>
          </draw:text-box>
        </draw:frame>
        <draw:line draw:style-name="gr5" draw:text-style-name="P6" draw:layer="layout" svg:x1="21.099cm" svg:y1="3.319cm" svg:x2="22.724cm" svg:y2="3.319cm">
          <text:p/>
        </draw:line>
        <draw:custom-shape draw:style-name="gr7" draw:text-style-name="P9" draw:layer="layout" svg:width="5.08cm" svg:height="0.953cm" svg:x="11.747cm" svg:y="0.189cm">
          <text:p text:style-name="P8"><text:span text:style-name="T3">This Cour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5.08cm" svg:height="1.675cm" svg:x="11.747cm" svg:y="3.423cm">
          <draw:text-box>
            <text:p text:style-name="P8"><text:span text:style-name="T2">OpenROAD</text:span></text:p>
            <text:p text:style-name="P8"><text:span text:style-name="T2">flow script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08:09:16.391548360</meta:creation-date>
    <meta:print-date>2024-11-02T08:33:23.642153095</meta:print-date>
    <meta:printed-by>PDF files</meta:printed-by>
    <dc:date>2025-02-05T17:36:32.623957837</dc:date>
    <meta:editing-duration>PT4M24S</meta:editing-duration>
    <meta:editing-cycles>4</meta:editing-cycles>
    <meta:generator>LibreOffice/24.2.7.2$Linux_X86_64 LibreOffice_project/420$Build-2</meta:generator>
    <meta:document-statistic meta:object-count="12"/>
  </office:meta>
</office:document-meta>
</file>